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 Mono" svg:font-family="'Roboto Mono'" style:font-pitch="fixed"/>
    <style:font-face style:name="Roboto Mono1" svg:font-family="'Roboto Mono'"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1.6875in"/>
    </style:style>
    <style:style style:name="Table1.B" style:family="table-column">
      <style:table-column-properties style:column-width="5.0625in"/>
    </style:style>
    <style:style style:name="Table1.A1" style:family="table-cell">
      <style:table-cell-properties fo:background-color="#00a933"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2" style:family="table">
      <style:table-properties style:width="6.75in" fo:margin-left="0in" table:align="left"/>
    </style:style>
    <style:style style:name="Table2.A" style:family="table-column">
      <style:table-column-properties style:column-width="1.6875in"/>
    </style:style>
    <style:style style:name="Table2.B" style:family="table-column">
      <style:table-column-properties style:column-width="5.0625in"/>
    </style:style>
    <style:style style:name="Table2.A1" style:family="table-cell">
      <style:table-cell-properties fo:background-color="#2a6099"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6.75in" fo:margin-left="0in" table:align="left"/>
    </style:style>
    <style:style style:name="Table3.A" style:family="table-column">
      <style:table-column-properties style:column-width="1.6875in"/>
    </style:style>
    <style:style style:name="Table3.B" style:family="table-column">
      <style:table-column-properties style:column-width="5.0625in"/>
    </style:style>
    <style:style style:name="Table3.A1" style:family="table-cell">
      <style:table-cell-properties fo:background-color="#00a933"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75in" fo:margin-left="0in" table:align="left"/>
    </style:style>
    <style:style style:name="Table4.A" style:family="table-column">
      <style:table-column-properties style:column-width="1.6875in"/>
    </style:style>
    <style:style style:name="Table4.B" style:family="table-column">
      <style:table-column-properties style:column-width="5.0625in"/>
    </style:style>
    <style:style style:name="Table4.A1" style:family="table-cell">
      <style:table-cell-properties fo:background-color="#55308d"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7" style:family="table-row">
      <style:table-row-properties style:min-row-height="0.4458in"/>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5" style:family="table">
      <style:table-properties style:width="6.75in" fo:margin-left="0in" table:align="left"/>
    </style:style>
    <style:style style:name="Table5.A" style:family="table-column">
      <style:table-column-properties style:column-width="1.6875in"/>
    </style:style>
    <style:style style:name="Table5.B" style:family="table-column">
      <style:table-column-properties style:column-width="5.0625in"/>
    </style:style>
    <style:style style:name="Table5.A1" style:family="table-cell">
      <style:table-cell-properties style:vertical-align="middle" fo:background-color="#ff0000"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style:vertical-align="middle"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style:vertical-align="middle"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6875in"/>
    </style:style>
    <style:style style:name="Table6.B" style:family="table-column">
      <style:table-column-properties style:column-width="5.0104in"/>
    </style:style>
    <style:style style:name="Table6.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75in" fo:margin-left="0in" table:align="left"/>
    </style:style>
    <style:style style:name="Table7.A" style:family="table-column">
      <style:table-column-properties style:column-width="1.6875in"/>
    </style:style>
    <style:style style:name="Table7.B" style:family="table-column">
      <style:table-column-properties style:column-width="5.0625in"/>
    </style:style>
    <style:style style:name="Table7.A1" style:family="table-cell">
      <style:table-cell-properties fo:background-color="#00a933"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Roboto" officeooo:rsid="0014c3ad" officeooo:paragraph-rsid="0014c3ad"/>
    </style:style>
    <style:style style:name="P2" style:family="paragraph" style:parent-style-name="Table_20_Contents">
      <style:text-properties style:font-name="Roboto"/>
    </style:style>
    <style:style style:name="P3" style:family="paragraph" style:parent-style-name="Text_20_body">
      <style:text-properties style:font-name="Roboto" fo:language="es" fo:country="AR" officeooo:rsid="00188aaa" officeooo:paragraph-rsid="00188aaa"/>
    </style:style>
    <style:style style:name="P4" style:family="paragraph" style:parent-style-name="Text_20_body">
      <loext:graphic-properties draw:fill="none" draw:fill-color="#ffffff" draw:opacity="100%"/>
      <style:paragraph-properties fo:background-color="transparent"/>
      <style:text-properties style:font-name="Roboto" fo:language="es" fo:country="AR"/>
    </style:style>
    <style:style style:name="P5" style:family="paragraph" style:parent-style-name="Standard">
      <style:text-properties style:font-name="Roboto" officeooo:rsid="0013387e" officeooo:paragraph-rsid="0013387e"/>
    </style:style>
    <style:style style:name="P6" style:family="paragraph" style:parent-style-name="Standard">
      <style:paragraph-properties fo:text-align="center" style:justify-single-word="false"/>
      <style:text-properties style:font-name="Roboto"/>
    </style:style>
    <style:style style:name="P7" style:family="paragraph" style:parent-style-name="Text_20_body">
      <style:paragraph-properties fo:text-align="center" style:justify-single-word="false"/>
      <style:text-properties style:font-name="Roboto"/>
    </style:style>
    <style:style style:name="P8" style:family="paragraph" style:parent-style-name="Text_20_body">
      <style:text-properties style:font-name="Roboto"/>
    </style:style>
    <style:style style:name="P9" style:family="paragraph" style:parent-style-name="Text_20_body">
      <style:text-properties style:font-name="Roboto" fo:font-weight="bold" style:font-weight-asian="bold" style:font-weight-complex="bold"/>
    </style:style>
    <style:style style:name="P10" style:family="paragraph" style:parent-style-name="Text_20_body">
      <style:text-properties style:font-name="Roboto" fo:font-weight="bold" officeooo:rsid="0013387e" officeooo:paragraph-rsid="0013387e" style:font-weight-asian="bold" style:font-weight-complex="bold"/>
    </style:style>
    <style:style style:name="P11" style:family="paragraph" style:parent-style-name="Text_20_body">
      <style:text-properties style:font-name="Roboto" fo:font-weight="bold" officeooo:rsid="0014c3ad" officeooo:paragraph-rsid="0014c3ad" style:font-weight-asian="bold" style:font-weight-complex="bold"/>
    </style:style>
    <style:style style:name="P12" style:family="paragraph" style:parent-style-name="Text_20_body">
      <style:paragraph-properties fo:text-align="center" style:justify-single-word="false"/>
      <style:text-properties style:font-name="Roboto" officeooo:rsid="00124481" officeooo:paragraph-rsid="00124481"/>
    </style:style>
    <style:style style:name="P13" style:family="paragraph" style:parent-style-name="Text_20_body">
      <style:text-properties style:font-name="Roboto" officeooo:rsid="00124481" officeooo:paragraph-rsid="00124481"/>
    </style:style>
    <style:style style:name="P14" style:family="paragraph" style:parent-style-name="Text_20_body">
      <style:text-properties style:font-name="Roboto" officeooo:rsid="000f8c9b" officeooo:paragraph-rsid="000f8c9b"/>
    </style:style>
    <style:style style:name="P15" style:family="paragraph" style:parent-style-name="Text_20_body">
      <style:text-properties style:font-name="Roboto" officeooo:paragraph-rsid="00124481"/>
    </style:style>
    <style:style style:name="P16" style:family="paragraph" style:parent-style-name="Heading_20_1">
      <style:text-properties style:font-name="Roboto" fo:language="es" fo:country="AR" style:text-underline-style="solid" style:text-underline-width="auto" style:text-underline-color="font-color"/>
    </style:style>
    <style:style style:name="P17" style:family="paragraph" style:parent-style-name="Heading_20_4">
      <style:text-properties style:font-name="Roboto" fo:language="es" fo:country="AR"/>
    </style:style>
    <style:style style:name="P18" style:family="paragraph" style:parent-style-name="Heading_20_4">
      <style:text-properties style:font-name="Roboto"/>
    </style:style>
    <style:style style:name="P19" style:family="paragraph" style:parent-style-name="Heading_20_4">
      <style:text-properties style:font-name="Roboto"/>
    </style:style>
    <style:style style:name="P20" style:family="paragraph" style:parent-style-name="Standard">
      <style:paragraph-properties fo:text-align="center" style:justify-single-word="false"/>
      <style:text-properties style:font-name="Roboto" officeooo:paragraph-rsid="001e85c2"/>
    </style:style>
    <style:style style:name="P21" style:family="paragraph" style:parent-style-name="Standard">
      <style:paragraph-properties fo:text-align="start" style:justify-single-word="false"/>
      <style:text-properties style:font-name="Roboto"/>
    </style:style>
    <style:style style:name="P22" style:family="paragraph" style:parent-style-name="Standard">
      <style:paragraph-properties fo:text-align="start" style:justify-single-word="false"/>
      <style:text-properties fo:color="#d4d4d4" loext:opacity="100%" style:font-name="Droid Sans Mono" fo:font-size="10.5pt" fo:font-weight="normal" fo:background-color="#1e1e1e"/>
    </style:style>
    <style:style style:name="P23" style:family="paragraph" style:parent-style-name="Standard">
      <style:text-properties officeooo:paragraph-rsid="001e85c2"/>
    </style:style>
    <style:style style:name="P24" style:family="paragraph" style:parent-style-name="Text_20_body" style:list-style-name="L1">
      <style:text-properties style:font-name="Roboto" fo:language="es" fo:country="AR" officeooo:rsid="000eb59a" officeooo:paragraph-rsid="000eb59a"/>
    </style:style>
    <style:style style:name="P25" style:family="paragraph" style:parent-style-name="Text_20_body" style:list-style-name="L1">
      <style:text-properties style:font-name="Roboto" fo:language="es" fo:country="AR" officeooo:paragraph-rsid="000eb59a"/>
    </style:style>
    <style:style style:name="P26" style:family="paragraph" style:parent-style-name="Text_20_body">
      <style:text-properties style:font-name="Roboto" fo:language="es" fo:country="AR"/>
    </style:style>
    <style:style style:name="P27" style:family="paragraph" style:parent-style-name="Text_20_body" style:list-style-name="L1">
      <style:text-properties style:font-name="Roboto" officeooo:rsid="000eb59a" officeooo:paragraph-rsid="000eb59a"/>
    </style:style>
    <style:style style:name="P28" style:family="paragraph" style:parent-style-name="Text_20_body">
      <style:text-properties style:font-name="Roboto"/>
    </style:style>
    <style:style style:name="P29" style:family="paragraph" style:parent-style-name="Text_20_body">
      <style:text-properties style:font-name="Roboto" officeooo:paragraph-rsid="001cc47f"/>
    </style:style>
    <style:style style:name="P30" style:family="paragraph" style:parent-style-name="Text_20_body">
      <style:text-properties style:font-name="Roboto" fo:font-size="13.3000001907349pt" fo:language="es" fo:country="AR" fo:font-style="italic" fo:font-weight="bold" officeooo:rsid="000acc05" officeooo:paragraph-rsid="000acc05" style:font-name-asian="Noto Sans CJK SC" style:font-size-asian="13.3000001907349pt" style:font-style-asian="italic" style:font-weight-asian="bold" style:font-name-complex="Noto Sans Devanagari" style:font-size-complex="13.3000001907349pt" style:font-style-complex="italic" style:font-weight-complex="bold"/>
    </style:style>
    <style:style style:name="P31" style:family="paragraph" style:parent-style-name="Text_20_body">
      <style:text-properties style:font-name="Roboto" fo:font-weight="bold" style:font-weight-asian="bold" style:font-weight-complex="bold"/>
    </style:style>
    <style:style style:name="P32" style:family="paragraph" style:parent-style-name="Text_20_body">
      <style:text-properties style:font-name="Roboto" fo:font-weight="bold" officeooo:paragraph-rsid="001e85c2" style:font-weight-asian="bold" style:font-weight-complex="bold"/>
    </style:style>
    <style:style style:name="P33" style:family="paragraph" style:parent-style-name="Text_20_body">
      <style:paragraph-properties fo:text-align="center" style:justify-single-word="false"/>
      <style:text-properties style:font-name="Roboto"/>
    </style:style>
    <style:style style:name="P34" style:family="paragraph" style:parent-style-name="Text_20_body">
      <style:paragraph-properties fo:text-align="center" style:justify-single-word="false"/>
      <style:text-properties style:font-name="Roboto" officeooo:paragraph-rsid="001e85c2"/>
    </style:style>
    <style:style style:name="P35" style:family="paragraph" style:parent-style-name="Text_20_body">
      <style:text-properties style:font-name="Roboto" officeooo:paragraph-rsid="001e85c2"/>
    </style:style>
    <style:style style:name="P36" style:family="paragraph" style:parent-style-name="Text_20_body">
      <style:text-properties style:font-name="Roboto" officeooo:rsid="000f8c9b" officeooo:paragraph-rsid="000f8c9b"/>
    </style:style>
    <style:style style:name="P37" style:family="paragraph" style:parent-style-name="Text_20_body">
      <style:text-properties style:font-name="Roboto" officeooo:rsid="000f8c9b" officeooo:paragraph-rsid="001e85c2"/>
    </style:style>
    <style:style style:name="P38" style:family="paragraph" style:parent-style-name="Text_20_body">
      <style:paragraph-properties fo:text-align="start" style:justify-single-word="false"/>
      <style:text-properties style:font-name="Roboto"/>
    </style:style>
    <style:style style:name="P39" style:family="paragraph" style:parent-style-name="Text_20_body">
      <style:paragraph-properties fo:text-align="start" style:justify-single-word="false"/>
      <style:text-properties style:font-name="Roboto" officeooo:paragraph-rsid="001e85c2"/>
    </style:style>
    <style:style style:name="P40" style:family="paragraph" style:parent-style-name="Text_20_body">
      <style:paragraph-properties fo:text-align="start" style:justify-single-word="false"/>
      <style:text-properties style:font-name="Roboto" officeooo:paragraph-rsid="001f8991"/>
    </style:style>
    <style:style style:name="P41" style:family="paragraph" style:parent-style-name="Text_20_body">
      <style:text-properties style:font-name="Roboto" officeooo:paragraph-rsid="001f8991"/>
    </style:style>
    <style:style style:name="P42" style:family="paragraph" style:parent-style-name="Text_20_body">
      <style:text-properties style:font-name="Roboto" officeooo:paragraph-rsid="0014c3ad"/>
    </style:style>
    <style:style style:name="P43" style:family="paragraph">
      <loext:graphic-properties draw:fill="none" draw:fill-color="#ffffff"/>
      <style:paragraph-properties style:writing-mode="lr-tb"/>
      <style:text-properties style:font-name="Roboto Mono"/>
    </style:style>
    <style:style style:name="T1" style:family="text">
      <style:text-properties officeooo:rsid="00113590"/>
    </style:style>
    <style:style style:name="T2" style:family="text">
      <style:text-properties officeooo:rsid="00124481"/>
    </style:style>
    <style:style style:name="T3" style:family="text">
      <style:text-properties fo:font-weight="normal" officeooo:rsid="0019cf9d"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4c3ad"/>
    </style:style>
    <style:style style:name="T6" style:family="text">
      <style:text-properties officeooo:rsid="0019cf9d"/>
    </style:style>
    <style:style style:name="T7" style:family="text">
      <style:text-properties officeooo:rsid="001aab7c"/>
    </style:style>
    <style:style style:name="T8" style:family="text">
      <style:text-properties fo:language="es" fo:country="AR"/>
    </style:style>
    <style:style style:name="T9" style:family="text">
      <style:text-properties fo:language="es" fo:country="AR" officeooo:rsid="0013387e"/>
    </style:style>
    <style:style style:name="T10" style:family="text">
      <style:text-properties fo:language="es" fo:country="AR" officeooo:rsid="00113590"/>
    </style:style>
    <style:style style:name="T11" style:family="text">
      <style:text-properties fo:language="es" fo:country="AR" officeooo:rsid="001343ae"/>
    </style:style>
    <style:style style:name="T12" style:family="text">
      <style:text-properties fo:language="es" fo:country="AR" officeooo:rsid="0014c3ad"/>
    </style:style>
    <style:style style:name="T13" style:family="text">
      <style:text-properties officeooo:rsid="000eb59a"/>
    </style:style>
    <style:style style:name="T14" style:family="text">
      <style:text-properties officeooo:rsid="001343ae"/>
    </style:style>
    <style:style style:name="T15" style:family="text">
      <style:text-properties style:font-name="Roboto Mono"/>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6.3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Sistema de Reclamos <text:s text:c="67"/></text:h>
      <text:h text:style-name="P18" text:outline-level="4">Introducción</text:h>
      <text:p text:style-name="P3"><text:tab/>Los gerentes del e-comerce solicitan que los usuarios puedan gestionar sus reclamos directamente desde el sitio para agilizar su resolución y así lograr mayor satisfacción de los clientes. Para ello se realizará un sistema de reclamos con el cual los cliente serán capaces de iniciar un reclamo, así un administrador luego podrá analizar su situación y ofrecerle una solución. Durante este proceso tanto el cliente cómo administrador podrán enviarse mensajes para brindar mayor información de lo sucedido <text:span text:style-name="T6">y acordar su resolución.</text:span></text:p>
      <text:h text:style-name="P17" text:outline-level="4">Lista de Casos de Uso</text:h>
      <text:list xml:id="list2695865893" text:style-name="L1">
        <text:list-item>
          <text:p text:style-name="P24">Iniciar Reclamo:</text:p>
          <text:list>
            <text:list-item>
              <text:p text:style-name="P24">El usuario inicia un reclamo sobre una orden realizada.</text:p>
            </text:list-item>
          </text:list>
        </text:list-item>
        <text:list-item>
          <text:p text:style-name="P27"><text:span text:style-name="T8">Seguir </text:span><text:span text:style-name="T9">Detalle </text:span><text:span text:style-name="T8">Reclamo:</text:span></text:p>
          <text:list>
            <text:list-item>
              <text:p text:style-name="P27"><text:span text:style-name="T8">El usuario consulta </text:span><text:span text:style-name="T9">los detalles</text:span><text:span text:style-name="T8"> de su reclamo.</text:span></text:p>
            </text:list-item>
          </text:list>
        </text:list-item>
        <text:list-item>
          <text:p text:style-name="P24">Cerrar Reclamo:</text:p>
          <text:list>
            <text:list-item>
              <text:p text:style-name="P24">El usuario da por satisfecho un reclamo y procede a cerrarlo.</text:p>
            </text:list-item>
          </text:list>
        </text:list-item>
        <text:list-item>
          <text:p text:style-name="P24">Escribir Mensaje:</text:p>
          <text:list>
            <text:list-item>
              <text:p text:style-name="P24">El usuario escribe un <text:span text:style-name="T7">nuevo </text:span>mensaje en su reclamo para ampliar la información del mismo.</text:p>
            </text:list-item>
          </text:list>
        </text:list-item>
        <text:list-item>
          <text:p text:style-name="P24">Consultar Reclamos:</text:p>
          <text:list>
            <text:list-item>
              <text:p text:style-name="P27"><text:span text:style-name="T8">El administrador consulta los reclamos realizados </text:span><text:span text:style-name="T9">que se encuentran </text:span><text:span text:style-name="T10">activos.</text:span></text:p>
            </text:list-item>
          </text:list>
        </text:list-item>
        <text:list-item>
          <text:p text:style-name="P24">Responder Mensaje:</text:p>
          <text:list>
            <text:list-item>
              <text:p text:style-name="P24">El administrador responde los mensajes que dejan los usuarios en cada reclamo.</text:p>
            </text:list-item>
          </text:list>
        </text:list-item>
        <text:list-item>
          <text:p text:style-name="P24">Finalizar Reclamo:</text:p>
          <text:list>
            <text:list-item>
              <text:p text:style-name="P24">El administrado entiende que un reclamo ha sido resuelto y procede a cerrarlo.</text:p>
            </text:list-item>
          </text:list>
        </text:list-item>
        <text:list-item>
          <text:p text:style-name="P24">Caducar Reclamo:</text:p>
          <text:list>
            <text:list-item>
              <text:p text:style-name="P25"><text:span text:style-name="T13">Si un usuario no responde los mensajes que el administrador deje en el reclamo ni cierra el reclamo, este debe caducar a los 14 días.</text:span></text:p>
            </text:list-item>
          </text:list>
        </text:list-item>
      </text:list>
      <text:h text:style-name="P17" text:outline-level="4">Interacción con otros servicios</text:h>
      <text:p text:style-name="P8"><text:span text:style-name="T8"><text:tab/></text:span><text:span text:style-name="T9">El sistema de reclamos deberá interactuar con el sistema de Auth para comprobar si el usuario está debidamente logueado y su identidad. También debe comunicarse con el sistema de Ordenes, ya que los reclamos se realizan sobre ordenes creadas. </text:span><text:span text:style-name="T11">Por este último motivo, también es conveniente comunicarse con el servicio de carrito para </text:span><text:soft-page-break/><text:span text:style-name="T11">consultar el carrito de la orden y catálogo para poder traer los productos asociados a este carrito.</text:span></text:p>
      <text:p text:style-name="P8"><text:span text:style-name="T11"><text:tab/>También se debe </text:span><text:span text:style-name="T12">suscribir a </text:span><text:span text:style-name="T11">los fanouts que pueda emitir el servicio de Auth mediante RabbitMQ en caso de que un token JWT de usuario sea invalidado.</text:span></text:p>
      <text:p text:style-name="P26"><text:span text:style-name="T14"><text:tab/>De esta forma se le podrá brindar información detallada al usuario a la hora de iniciar un reclamo.</text:span></text:p>
      <text:h text:style-name="P17" text:outline-level="4">Modelo de datos</text:h>
      <text:p text:style-name="P4"><draw:frame text:anchor-type="paragraph" draw:z-index="0" draw:name="Shape1" draw:style-name="gr1" draw:text-style-name="P43" svg:width="5.7189in" svg:height="6.385in" svg:x="0.0563in" svg:y="0.1083in"><draw:text-box><text:p><text:span text:style-name="T15">{</text:span></text:p><text:p><text:span text:style-name="T15"><text:s text:c="4"/></text:span><text:span text:style-name="T15">"id" : "string",</text:span></text:p><text:p><text:span text:style-name="T15"><text:s text:c="4"/></text:span><text:span text:style-name="T15">"userId": "string",</text:span></text:p><text:p><text:span text:style-name="T15"><text:s text:c="4"/></text:span><text:span text:style-name="T15">"created": "Date",</text:span></text:p><text:p><text:span text:style-name="T15"><text:s text:c="4"/></text:span><text:span text:style-name="T15">"updated": "Date",</text:span></text:p><text:p><text:span text:style-name="T15"><text:s text:c="4"/></text:span><text:span text:style-name="T15">"status": "string",</text:span></text:p><text:p><text:span text:style-name="T15"><text:s text:c="4"/></text:span><text:span text:style-name="T15">"orderId": "string",</text:span></text:p><text:p><text:span text:style-name="T15"><text:s text:c="4"/></text:span></text:p><text:p><text:span text:style-name="T15"><text:s text:c="4"/></text:span><text:span text:style-name="T15">"cart": {</text:span></text:p><text:p><text:span text:style-name="T15"><text:s text:c="8"/></text:span><text:span text:style-name="T15">"id": "string",</text:span></text:p><text:p><text:span text:style-name="T15"><text:s text:c="8"/></text:span><text:span text:style-name="T15">"articles": [</text:span></text:p><text:p><text:span text:style-name="T15"><text:s text:c="12"/></text:span><text:span text:style-name="T15">{</text:span></text:p><text:p><text:span text:style-name="T15"><text:s text:c="16"/></text:span><text:span text:style-name="T15">"id": "string",</text:span></text:p><text:p><text:span text:style-name="T15"><text:s text:c="16"/></text:span><text:span text:style-name="T15">"quantity": "number",</text:span></text:p><text:p><text:span text:style-name="T15"><text:s text:c="16"/></text:span><text:span text:style-name="T15">"validated": "boolean",</text:span></text:p><text:p><text:span text:style-name="T15"><text:s text:c="16"/></text:span><text:span text:style-name="T15">"valid": "boolean"</text:span></text:p><text:p><text:span text:style-name="T15"><text:s text:c="12"/></text:span><text:span text:style-name="T15">}</text:span></text:p><text:p><text:span text:style-name="T15"><text:s text:c="8"/></text:span><text:span text:style-name="T15">]</text:span></text:p><text:p><text:span text:style-name="T15"><text:s text:c="4"/></text:span><text:span text:style-name="T15">},</text:span></text:p><text:p><text:span text:style-name="T15"><text:s text:c="4"/></text:span><text:span text:style-name="T15">"messages": [</text:span></text:p><text:p><text:span text:style-name="T15"><text:s text:c="8"/></text:span><text:span text:style-name="T15">{</text:span></text:p><text:p><text:span text:style-name="T15"><text:s text:c="12"/></text:span><text:span text:style-name="T15">"id": "string",</text:span></text:p><text:p><text:span text:style-name="T15"><text:s text:c="12"/></text:span><text:span text:style-name="T15">"created": "Date",</text:span></text:p><text:p><text:span text:style-name="T15"><text:s text:c="12"/></text:span><text:span text:style-name="T15">"dateRead": "Date",</text:span></text:p><text:p><text:span text:style-name="T15"><text:s text:c="12"/></text:span><text:span text:style-name="T15">"userId": "string",</text:span></text:p><text:p><text:span text:style-name="T15"><text:s text:c="12"/></text:span><text:span text:style-name="T15">"content": "string"</text:span></text:p><text:p><text:span text:style-name="T15"><text:s text:c="8"/></text:span><text:span text:style-name="T15">}</text:span></text:p><text:p><text:span text:style-name="T15"><text:s text:c="4"/></text:span><text:span text:style-name="T15">]</text:span></text:p><text:p><text:span text:style-name="T15">}</text:span></text:p></draw:text-box></draw:frame></text:p>
      <text:h text:style-name="P18" text:outline-level="4"/>
      <text:p text:style-name="P8"/>
      <text:p text:style-name="P8"/>
      <text:h text:style-name="P18" text:outline-level="4"/>
      <text:h text:style-name="P18" text:outline-level="4"/>
      <text:h text:style-name="P18" text:outline-level="4"/>
      <text:h text:style-name="P18" text:outline-level="4"/>
      <text:h text:style-name="P18" text:outline-level="4"/>
      <text:h text:style-name="P18" text:outline-level="4"/>
      <text:h text:style-name="P18" text:outline-level="4"/>
      <text:h text:style-name="P18" text:outline-level="4"/>
      <text:h text:style-name="P18" text:outline-level="4"/>
      <text:h text:style-name="P18" text:outline-level="4"/>
      <text:h text:style-name="P18" text:outline-level="4"/>
      <text:h text:style-name="P18" text:outline-level="4"/>
      <text:p text:style-name="P8"/>
      <text:p text:style-name="P8"/>
      <text:p text:style-name="P8"/>
      <text:p text:style-name="P8"/>
      <text:p text:style-name="P8"/>
      <text:h text:style-name="P18" text:outline-level="4"><text:soft-page-break/>API REST</text:h>
      <text:p text:style-name="P9">Listar Reclamos: <text:span text:style-name="T3">retorna los reclamos realizados por un usuario logueado. </text:span></text:p>
      <table:table table:name="Table1" table:style-name="Table1">
        <table:table-column table:style-name="Table1.A"/>
        <table:table-column table:style-name="Table1.B"/>
        <table:table-row table:style-name="TableLine94544181996384">
          <table:table-cell table:style-name="Table1.A1" office:value-type="string">
            <text:p text:style-name="P7">GET</text:p>
          </table:table-cell>
          <table:table-cell table:style-name="Table1.B1" office:value-type="string">
            <text:p text:style-name="P8"><text:s/>/complaints</text:p>
          </table:table-cell>
        </table:table-row>
        <table:table-row table:style-name="TableLine94544182078880">
          <table:table-cell table:style-name="Table1.A7" office:value-type="string">
            <text:p text:style-name="P7">HEADER</text:p>
          </table:table-cell>
          <table:table-cell table:style-name="Table1.B7" office:value-type="string">
            <text:p text:style-name="P8">Authorization = bearer {JWT} (debe ser user)</text:p>
          </table:table-cell>
        </table:table-row>
        <table:table-row table:style-name="TableLine94544182119104">
          <table:table-cell table:style-name="Table1.A7" office:value-type="string">
            <text:p text:style-name="P7">PARAMS</text:p>
          </table:table-cell>
          <table:table-cell table:style-name="Table1.B7" office:value-type="string">
            <text:p text:style-name="P8"/>
          </table:table-cell>
        </table:table-row>
        <table:table-row table:style-name="TableLine94544182119760">
          <table:table-cell table:style-name="Table1.A7" office:value-type="string">
            <text:p text:style-name="P7">200</text:p>
          </table:table-cell>
          <table:table-cell table:style-name="Table1.B7" office:value-type="string">
            <text:p text:style-name="P8">OK:</text:p>
            <text:p text:style-name="P29">{</text:p>
            <text:p text:style-name="P29"><text:s text:c="4"/>“data”:{complaint[ ]}</text:p>
            <text:p text:style-name="P29">}</text:p>
          </table:table-cell>
        </table:table-row>
        <table:table-row table:style-name="TableLine94544182120576">
          <table:table-cell table:style-name="Table1.A7" office:value-type="string">
            <text:p text:style-name="P7">400</text:p>
          </table:table-cell>
          <table:table-cell table:style-name="Table1.B7" office:value-type="string">
            <text:p text:style-name="P14">Bad Request</text:p>
          </table:table-cell>
        </table:table-row>
        <table:table-row table:style-name="TableLine94544182121392">
          <table:table-cell table:style-name="Table1.A7" office:value-type="string">
            <text:p text:style-name="P7">401</text:p>
          </table:table-cell>
          <table:table-cell table:style-name="Table1.B7" office:value-type="string">
            <text:p text:style-name="P14">Unauthorized</text:p>
          </table:table-cell>
        </table:table-row>
        <table:table-row table:style-name="TableLine94544182122160">
          <table:table-cell table:style-name="Table1.A7" office:value-type="string">
            <text:p text:style-name="P7">500</text:p>
          </table:table-cell>
          <table:table-cell table:style-name="Table1.B7" office:value-type="string">
            <text:p text:style-name="P14">Server Error</text:p>
          </table:table-cell>
        </table:table-row>
      </table:table>
      <text:p text:style-name="P8"/>
      <text:p text:style-name="P32">Listar Reclamos Administrador: <text:span text:style-name="T3">retorna los reclamos activos para que el administrador pueda resolverlos.</text:span></text:p>
      <table:table table:name="Table7" table:style-name="Table7">
        <table:table-column table:style-name="Table7.A"/>
        <table:table-column table:style-name="Table7.B"/>
        <table:table-row table:style-name="TableLine94544134295024">
          <table:table-cell table:style-name="Table7.A1" office:value-type="string">
            <text:p text:style-name="P34">GET</text:p>
          </table:table-cell>
          <table:table-cell table:style-name="Table7.B1" office:value-type="string">
            <text:p text:style-name="P39"><text:s/>/admin/complaints</text:p>
          </table:table-cell>
        </table:table-row>
        <table:table-row table:style-name="TableLine94544134543056">
          <table:table-cell table:style-name="Table7.A7" office:value-type="string">
            <text:p text:style-name="P34">HEADER</text:p>
          </table:table-cell>
          <table:table-cell table:style-name="Table7.B2" office:value-type="string">
            <text:p text:style-name="P39">Authorization = bearer {JWT} (debe corresponder a un admin)</text:p>
          </table:table-cell>
        </table:table-row>
        <table:table-row table:style-name="TableLine94544196176384">
          <table:table-cell table:style-name="Table7.A7" office:value-type="string">
            <text:p text:style-name="P34">PARAMS</text:p>
          </table:table-cell>
          <table:table-cell table:style-name="Table7.B2" office:value-type="string">
            <text:p text:style-name="P39"/>
          </table:table-cell>
        </table:table-row>
        <table:table-row table:style-name="TableLine94544204576816">
          <table:table-cell table:style-name="Table7.A7" office:value-type="string">
            <text:p text:style-name="P34">200</text:p>
          </table:table-cell>
          <table:table-cell table:style-name="Table7.B2" office:value-type="string">
            <text:p text:style-name="P39">OK:</text:p>
            <text:p text:style-name="P39">{</text:p>
            <text:p text:style-name="P39"><text:s text:c="4"/>“data”:{complaint[ ]}</text:p>
            <text:p text:style-name="P39">}</text:p>
          </table:table-cell>
        </table:table-row>
        <table:table-row table:style-name="TableLine94544228350048">
          <table:table-cell table:style-name="Table7.A7" office:value-type="string">
            <text:p text:style-name="P34">400</text:p>
          </table:table-cell>
          <table:table-cell table:style-name="Table7.B7" office:value-type="string">
            <text:p text:style-name="P14">Bad Request</text:p>
          </table:table-cell>
        </table:table-row>
        <table:table-row table:style-name="TableLine94544135284928">
          <table:table-cell table:style-name="Table7.A7" office:value-type="string">
            <text:p text:style-name="P34">401</text:p>
          </table:table-cell>
          <table:table-cell table:style-name="Table7.B7" office:value-type="string">
            <text:p text:style-name="P14">Unauthorized</text:p>
          </table:table-cell>
        </table:table-row>
        <table:table-row table:style-name="TableLine94544184941824">
          <table:table-cell table:style-name="Table7.A7" office:value-type="string">
            <text:p text:style-name="P34">500</text:p>
          </table:table-cell>
          <table:table-cell table:style-name="Table7.B7" office:value-type="string">
            <text:p text:style-name="P14">Server Error</text:p>
          </table:table-cell>
        </table:table-row>
      </table:table>
      <text:p text:style-name="P32"/>
      <text:p text:style-name="P32"/>
      <text:p text:style-name="P32"/>
      <text:p text:style-name="P32"><text:soft-page-break/>Crear Reclamo: <text:span text:style-name="T3">crea un reclamo nuevo asociado a una orden existente.</text:span></text:p>
      <table:table table:name="Table2" table:style-name="Table2">
        <table:table-column table:style-name="Table2.A"/>
        <table:table-column table:style-name="Table2.B"/>
        <table:table-row table:style-name="TableLine94544180579200">
          <table:table-cell table:style-name="Table2.A1" office:value-type="string">
            <text:p text:style-name="P7">POST</text:p>
          </table:table-cell>
          <table:table-cell table:style-name="Table2.B1" office:value-type="string">
            <text:p text:style-name="P38"><text:s/>/complaints</text:p>
          </table:table-cell>
        </table:table-row>
        <table:table-row table:style-name="TableLine94544181810384">
          <table:table-cell table:style-name="Table2.A7" office:value-type="string">
            <text:p text:style-name="P7">HEADER</text:p>
          </table:table-cell>
          <table:table-cell table:style-name="Table2.B2" office:value-type="string">
            <text:p text:style-name="P38">Authorization = bearer {JWT} (debe ser user)</text:p>
          </table:table-cell>
        </table:table-row>
        <table:table-row table:style-name="TableLine94544181814128">
          <table:table-cell table:style-name="Table2.A3" office:value-type="string">
            <text:p text:style-name="P7">BODY</text:p>
          </table:table-cell>
          <table:table-cell table:style-name="Table2.B2" office:value-type="string">
            <text:p text:style-name="P22"/>
            <text:p text:style-name="P38">{</text:p>
            <text:p text:style-name="P38"><text:s text:c="2"/>“orderId”: {orderId},</text:p>
            <text:p text:style-name="P38"><text:s text:c="2"/>“message”: {message};</text:p>
            <text:p text:style-name="P38">}</text:p>
          </table:table-cell>
        </table:table-row>
        <table:table-row table:style-name="TableLine94544181819888">
          <table:table-cell table:style-name="Table2.A7" office:value-type="string">
            <text:p text:style-name="P7">200</text:p>
          </table:table-cell>
          <table:table-cell table:style-name="Table2.B7" office:value-type="string">
            <text:p text:style-name="P8">OK:</text:p>
            <text:p text:style-name="P29">{</text:p>
            <text:p text:style-name="P29"><text:s text:c="4"/>“data”: {complaint}</text:p>
            <text:p text:style-name="P29">}</text:p>
          </table:table-cell>
        </table:table-row>
        <table:table-row table:style-name="TableLine94544181821664">
          <table:table-cell table:style-name="Table2.A7" office:value-type="string">
            <text:p text:style-name="P7">400</text:p>
          </table:table-cell>
          <table:table-cell table:style-name="Table2.B7" office:value-type="string">
            <text:p text:style-name="P14">Bad Request</text:p>
          </table:table-cell>
        </table:table-row>
        <table:table-row table:style-name="TableLine94544181824528">
          <table:table-cell table:style-name="Table2.A7" office:value-type="string">
            <text:p text:style-name="P7">401</text:p>
          </table:table-cell>
          <table:table-cell table:style-name="Table2.B7" office:value-type="string">
            <text:p text:style-name="P14">Unauthorized</text:p>
          </table:table-cell>
        </table:table-row>
        <table:table-row table:style-name="TableLine94544181834896">
          <table:table-cell table:style-name="Table2.A7" office:value-type="string">
            <text:p text:style-name="P7">500</text:p>
          </table:table-cell>
          <table:table-cell table:style-name="Table2.B7" office:value-type="string">
            <text:p text:style-name="P14">Server Error</text:p>
          </table:table-cell>
        </table:table-row>
      </table:table>
      <text:p text:style-name="P9"/>
      <text:p text:style-name="P9">Detalle Reclamo: <text:span text:style-name="T3">brinda información detallada de un reclamo en particular.</text:span></text:p>
      <table:table table:name="Table3" table:style-name="Table3">
        <table:table-column table:style-name="Table3.A"/>
        <table:table-column table:style-name="Table3.B"/>
        <table:table-row table:style-name="TableLine94544182125920">
          <table:table-cell table:style-name="Table3.A1" office:value-type="string">
            <text:p text:style-name="P12">GET</text:p>
          </table:table-cell>
          <table:table-cell table:style-name="Table3.B1" office:value-type="string">
            <text:p text:style-name="P38"><text:s/>/complaints/:<text:span text:style-name="T2">complaintI</text:span><text:span text:style-name="T1">d</text:span></text:p>
          </table:table-cell>
        </table:table-row>
        <table:table-row table:style-name="TableLine94544182151440">
          <table:table-cell table:style-name="Table3.A7" office:value-type="string">
            <text:p text:style-name="P7">HEADER</text:p>
          </table:table-cell>
          <table:table-cell table:style-name="Table3.B2" office:value-type="string">
            <text:p text:style-name="P38">Authorization = bearer {JWT}</text:p>
          </table:table-cell>
        </table:table-row>
        <table:table-row table:style-name="TableLine94544182152880">
          <table:table-cell table:style-name="Table3.A7" office:value-type="string">
            <text:p text:style-name="P12">PARAMS</text:p>
          </table:table-cell>
          <table:table-cell table:style-name="Table3.B2" office:value-type="string">
            <text:p text:style-name="P39">{ </text:p>
            <text:p text:style-name="P39"><text:s text:c="4"/>“complaintId”: {complaintId}</text:p>
            <text:p text:style-name="P39">}</text:p>
          </table:table-cell>
        </table:table-row>
        <table:table-row table:style-name="TableLine94544182153536">
          <table:table-cell table:style-name="Table3.A7" office:value-type="string">
            <text:p text:style-name="P7">200</text:p>
          </table:table-cell>
          <table:table-cell table:style-name="Table3.B7" office:value-type="string">
            <text:p text:style-name="P8">OK:</text:p>
            <text:p text:style-name="P29">{</text:p>
            <text:p text:style-name="P29"><text:s text:c="4"/>“data”: {complaint}</text:p>
            <text:p text:style-name="P29">}</text:p>
          </table:table-cell>
        </table:table-row>
        <table:table-row table:style-name="TableLine94544182154352">
          <table:table-cell table:style-name="Table3.A7" office:value-type="string">
            <text:p text:style-name="P7">400</text:p>
          </table:table-cell>
          <table:table-cell table:style-name="Table3.B7" office:value-type="string">
            <text:p text:style-name="P14">Bad Request</text:p>
          </table:table-cell>
        </table:table-row>
        <table:table-row table:style-name="TableLine94544182155168">
          <table:table-cell table:style-name="Table3.A7" office:value-type="string">
            <text:p text:style-name="P7">401</text:p>
          </table:table-cell>
          <table:table-cell table:style-name="Table3.B7" office:value-type="string">
            <text:p text:style-name="P14">Unauthorized</text:p>
          </table:table-cell>
        </table:table-row>
        <table:table-row table:style-name="TableLine94544182155936">
          <table:table-cell table:style-name="Table3.A7" office:value-type="string">
            <text:p text:style-name="P7">500</text:p>
          </table:table-cell>
          <table:table-cell table:style-name="Table3.B7" office:value-type="string">
            <text:p text:style-name="P14">Server Error</text:p>
          </table:table-cell>
        </table:table-row>
      </table:table>
      <text:p text:style-name="P13"><text:soft-page-break/><text:span text:style-name="T4">Enviar Mensaje Reclamo: </text:span><text:span text:style-name="T3">permite tanto a clientes como administradores logueados enviar mensajes sobre un reclamo.</text:span></text:p>
      <table:table table:name="Table4" table:style-name="Table4">
        <table:table-column table:style-name="Table4.A"/>
        <table:table-column table:style-name="Table4.B"/>
        <table:table-row table:style-name="TableLine94544182139184">
          <table:table-cell table:style-name="Table4.A1" office:value-type="string">
            <text:p text:style-name="P6">PUT</text:p>
          </table:table-cell>
          <table:table-cell table:style-name="Table4.B1" office:value-type="string">
            <text:p text:style-name="P21"><text:s/>/complaints/:<text:span text:style-name="T2">complaintI</text:span><text:span text:style-name="T1">d/</text:span><text:span text:style-name="T2">msg</text:span></text:p>
          </table:table-cell>
        </table:table-row>
        <table:table-row table:style-name="TableLine94544182171504">
          <table:table-cell table:style-name="Table4.A7" office:value-type="string">
            <text:p text:style-name="P6">HEADER</text:p>
          </table:table-cell>
          <table:table-cell table:style-name="Table4.B2" office:value-type="string">
            <text:p text:style-name="P21">Authorization = bearer {JWT}</text:p>
          </table:table-cell>
        </table:table-row>
        <table:table-row table:style-name="TableLine94544182172944">
          <table:table-cell table:style-name="Table4.A7" office:value-type="string">
            <text:p text:style-name="P6">BODY</text:p>
          </table:table-cell>
          <table:table-cell table:style-name="Table4.B2" office:value-type="string">
            <text:p text:style-name="P38">{</text:p>
            <text:p text:style-name="P38"><text:s text:c="2"/>“message”: {message};</text:p>
            <text:p text:style-name="P38">}</text:p>
          </table:table-cell>
        </table:table-row>
        <table:table-row table:style-name="TableLine94544182173600">
          <table:table-cell table:style-name="Table4.A7" office:value-type="string">
            <text:p text:style-name="P6">200</text:p>
          </table:table-cell>
          <table:table-cell table:style-name="Table4.B2" office:value-type="string">
            <text:p text:style-name="P8">OK:</text:p>
            <text:p text:style-name="P29">{</text:p>
            <text:p text:style-name="P29"><text:s text:c="4"/>“data”: {complaint}</text:p>
            <text:p text:style-name="P29">}</text:p>
          </table:table-cell>
        </table:table-row>
        <table:table-row table:style-name="TableLine94544182174416">
          <table:table-cell table:style-name="Table4.A7" office:value-type="string">
            <text:p text:style-name="P6">400</text:p>
          </table:table-cell>
          <table:table-cell table:style-name="Table4.B7" office:value-type="string">
            <text:p text:style-name="P14">Bad Request</text:p>
          </table:table-cell>
        </table:table-row>
        <table:table-row table:style-name="TableLine94544182175232">
          <table:table-cell table:style-name="Table4.A7" office:value-type="string">
            <text:p text:style-name="P6">401</text:p>
          </table:table-cell>
          <table:table-cell table:style-name="Table4.B7" office:value-type="string">
            <text:p text:style-name="P14">Unauthorized</text:p>
          </table:table-cell>
        </table:table-row>
        <table:table-row table:style-name="Table4.7">
          <table:table-cell table:style-name="Table4.A7" office:value-type="string">
            <text:p text:style-name="P6">500</text:p>
          </table:table-cell>
          <table:table-cell table:style-name="Table4.B7" office:value-type="string">
            <text:p text:style-name="P14">Server Error</text:p>
          </table:table-cell>
        </table:table-row>
      </table:table>
      <text:p text:style-name="P15"/>
      <text:p text:style-name="P10">Cerrar Reclamo: <text:span text:style-name="T3">da por resuelto un reclamo activo. Sólo lo puede cerrar el usuario o administrador.</text:span></text:p>
      <table:table table:name="Table5" table:style-name="Table5">
        <table:table-column table:style-name="Table5.A"/>
        <table:table-column table:style-name="Table5.B"/>
        <table:table-row table:style-name="TableLine94544182159376">
          <table:table-cell table:style-name="Table5.A1" office:value-type="string">
            <text:p text:style-name="P6">DELETE</text:p>
          </table:table-cell>
          <table:table-cell table:style-name="Table5.B1" office:value-type="string">
            <text:p text:style-name="P21"><text:s/>/complaints/:<text:span text:style-name="T2">complaintI</text:span><text:span text:style-name="T1">d</text:span></text:p>
          </table:table-cell>
        </table:table-row>
        <table:table-row table:style-name="TableLine94544182191264">
          <table:table-cell table:style-name="Table5.A7" office:value-type="string">
            <text:p text:style-name="P6">HEADER</text:p>
          </table:table-cell>
          <table:table-cell table:style-name="Table5.B4" office:value-type="string">
            <text:p text:style-name="P21">Authorization = bearer {JWT}</text:p>
          </table:table-cell>
        </table:table-row>
        <table:table-row table:style-name="TableLine94544182192704">
          <table:table-cell table:style-name="Table5.A7" office:value-type="string">
            <text:p text:style-name="P6">BODY</text:p>
          </table:table-cell>
          <table:table-cell table:style-name="Table5.B4" office:value-type="string">
            <text:p text:style-name="P38">{</text:p>
            <text:p text:style-name="P38"><text:s text:c="2"/>“orderId”: {orderId},</text:p>
            <text:p text:style-name="P38"><text:s text:c="2"/>“message”: {message};</text:p>
            <text:p text:style-name="P38">}</text:p>
          </table:table-cell>
        </table:table-row>
        <table:table-row table:style-name="TableLine94544182193360">
          <table:table-cell table:style-name="Table5.A7" office:value-type="string">
            <text:p text:style-name="P6">200</text:p>
          </table:table-cell>
          <table:table-cell table:style-name="Table5.B4" office:value-type="string">
            <text:p text:style-name="P41">OK:</text:p>
            <text:p text:style-name="P41">{</text:p>
            <text:p text:style-name="P41"><text:s text:c="4"/>“message”: `Complaint ${complaintId} was deleted succesfully`</text:p>
            <text:p text:style-name="P40">}</text:p>
          </table:table-cell>
        </table:table-row>
        <table:table-row table:style-name="TableLine94544182194176">
          <table:table-cell table:style-name="Table5.A7" office:value-type="string">
            <text:p text:style-name="P6">400</text:p>
          </table:table-cell>
          <table:table-cell table:style-name="Table5.B7" office:value-type="string">
            <text:p text:style-name="P14">Bad Request</text:p>
          </table:table-cell>
        </table:table-row>
        <table:table-row table:style-name="TableLine94544182194992">
          <table:table-cell table:style-name="Table5.A7" office:value-type="string">
            <text:p text:style-name="P6">401</text:p>
          </table:table-cell>
          <table:table-cell table:style-name="Table5.B7" office:value-type="string">
            <text:p text:style-name="P14">Unauthorized</text:p>
          </table:table-cell>
        </table:table-row>
        <table:table-row table:style-name="TableLine94544182195760">
          <table:table-cell table:style-name="Table5.A7" office:value-type="string">
            <text:p text:style-name="P6">500</text:p>
          </table:table-cell>
          <table:table-cell table:style-name="Table5.B7" office:value-type="string">
            <text:p text:style-name="P14">Server Error</text:p>
          </table:table-cell>
        </table:table-row>
      </table:table>
      <text:p text:style-name="P5"><text:soft-page-break/></text:p>
      <text:p text:style-name="P42"><text:span text:style-name="T4">Rabbit MQ</text:span></text:p>
      <text:p text:style-name="P11">Logout de Usuarios: <text:span text:style-name="T3">escucha los fanouts que emita el servicio de Auth anunciando cuando un usuario ha terminado su sesión.</text:span></text:p>
      <table:table table:name="Table6" table:style-name="Table6">
        <table:table-column table:style-name="Table6.A"/>
        <table:table-column table:style-name="Table6.B"/>
        <table:table-row table:style-name="TableLine94544182179456">
          <table:table-cell table:style-name="Table6.A1" office:value-type="string">
            <text:p text:style-name="P1">FANOUT</text:p>
          </table:table-cell>
          <table:table-cell table:style-name="Table6.B1" office:value-type="string">
            <text:p text:style-name="P2">/<text:span text:style-name="T5">auth/logout</text:span></text:p>
          </table:table-cell>
        </table:table-row>
        <table:table-row table:style-name="TableLine94544182203232">
          <table:table-cell table:style-name="Table6.A2" office:value-type="string">
            <text:p text:style-name="P1">Mensaje</text:p>
          </table:table-cell>
          <table:table-cell table:style-name="Table6.B2" office:value-type="string">
            <text:p text:style-name="P2"/>
          </table:table-cell>
        </table:table-row>
      </table:table>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 Mono" svg:font-family="'Roboto Mono'" style:font-pitch="fixed"/>
    <style:font-face style:name="Roboto Mono1" svg:font-family="'Roboto Mon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5T19:46:27.247918921</meta:creation-date>
    <dc:date>2021-11-01T02:45:21.553594959</dc:date>
    <meta:editing-duration>PT6H7M51S</meta:editing-duration>
    <meta:editing-cycles>6</meta:editing-cycles>
    <meta:generator>LibreOffice/7.2.1.2$Linux_X86_64 LibreOffice_project/2c9f9a7aa7c967a1b7ec3448959cff87b32f6580</meta:generator>
    <meta:document-statistic meta:table-count="7" meta:image-count="0" meta:object-count="0" meta:page-count="6" meta:paragraph-count="147" meta:word-count="617" meta:character-count="3943" meta:non-whitespace-character-count="3371"/>
  </office:meta>
</office:document-meta>
</file>